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planation for 12 basic crucibles</text:p>
      <text:p text:style-name="Standard"/>
      <text:p text:style-name="Standard">Fire: for melting/fusing</text:p>
      <text:p text:style-name="Standard">Air: for breathing/activation</text:p>
      <text:p text:style-name="Standard">Earth: for stone/metal</text:p>
      <text:p text:style-name="Standard">water: for all fluids</text:p>
      <text:p text:style-name="Standard">creation: for making things out of raw materials</text:p>
      <text:p text:style-name="Standard">Terra: for soil/fertility/life manipulation</text:p>
      <text:p text:style-name="Standard">heva: for soul/spirit transmutation</text:p>
      <text:p text:style-name="Standard">meta: for transmutations having to deal with multiple materials</text:p>
      <text:p text:style-name="Standard">strucota: for manipulating materials to precise degree</text:p>
      <text:p text:style-name="Standard">flame; for purification and destruction</text:p>
      <text:p text:style-name="Standard">death: to decrease motion to zero. Absolute zero without freezing temp</text:p>
      <text:p text:style-name="Standard">life: to increase or instill mo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than Happ</meta:initial-creator>
    <meta:creation-date>2020-02-17T14:43:59.58</meta:creation-date>
    <meta:document-statistic meta:table-count="0" meta:image-count="0" meta:object-count="0" meta:page-count="1" meta:paragraph-count="13" meta:word-count="72" meta:character-count="517"/>
    <dc:date>2020-02-17T14:47:24.19</dc:date>
    <dc:creator>Ethan Happ</dc:creator>
    <meta:editing-duration>PT3M24S</meta:editing-duration>
    <meta:editing-cycles>1</meta:editing-cycles>
    <meta:generator>OpenOffice/4.1.2$Win32 OpenOffice.org_project/412m3$Build-9782</meta:generator>
  </office:meta>
</office:document-meta>
</file>